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oluteServletConnection.AbsoluteServletConnection( String serviceName , String path , String queryStr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bsoluteServletConnection.perform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